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wała </text:span><text:span text:style-name="T1">na wysokości Bogu</text:span><text:span text:style-name="T1"><text:line-break/></text:span><text:span text:style-name="T2">ppp</text:span><text:span text:style-name="T1"><text:line-break/></text:span><text:span text:style-name="T1">Chwała </text:span><text:span text:style-name="T1">Wszechmogącemu</text:span><text:span text:style-name="T1"><text:line-break/></text:span><text:span text:style-name="T2">ppp</text:span><text:span text:style-name="T1"><text:line-break/></text:span><text:span text:style-name="T1">Chwała Barankowi</text:span><text:span text:style-name="T1"><text:line-break/></text:span><text:span text:style-name="T2">ppp</text:span><text:span text:style-name="T1"><text:line-break/></text:span><text:span text:style-name="T3">Chwała Jezusowi</text:span><text:span text:style-name="T3"><text:line-break/></text:span><text:span text:style-name="T2">ppp</text:span><text:span text:style-name="T3"><text:line-break/></text:span><text:span text:style-name="T3">Chwała cześć i hoł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3">Oddajmy chwałę - chwałę,</text:span><text:span text:style-name="T3"><text:line-break/></text:span><text:span text:style-name="T2">ppp</text:span><text:span text:style-name="T3"><text:line-break/></text:span><text:span text:style-name="T3">chwałę - chwałę</text:span><text:span text:style-name="T3"><text:line-break/></text:span><text:span text:style-name="T2">ppp</text:span><text:span text:style-name="T1"><text:line-break/></text:span><text:span text:style-name="T1">Chwałę, </text:span><text:span text:style-name="T1">chwalę, cześć i hołd</text:span><text:span text:style-name="T1"><text:line-break/></text:span><text:span text:style-name="T2">ppp</text:span><text:span text:style-name="T1"><text:line-break/></text:span><text:span text:style-name="T1">Oddajmy </text:span><text:span text:style-name="T1">chwałę, cześć i hoł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1T13:53:40</meta:creation-date>
    <dc:creator>Rafał Talacha</dc:creator>
    <dc:date>2008-12-27T16:42:21</dc:date>
    <dc:language>pl-PL</dc:language>
    <meta:editing-cycles>8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